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Display G" svg:font-family="'Linux Libertine Display G'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style:shadow="none"/>
      <style:text-properties style:font-name="Linux Libertine Display G" officeooo:rsid="000ff055" officeooo:paragraph-rsid="000ff055"/>
    </style:style>
    <style:style style:name="P2" style:family="paragraph" style:parent-style-name="Heading_20_3">
      <style:paragraph-properties fo:break-before="column" fo:padding="0.0201in" fo:border-left="none" fo:border-right="none" fo:border-top="0.06pt solid #000000" fo:border-bottom="0.06pt solid #000000" style:shadow="none"/>
      <style:text-properties style:font-name="Linux Libertine Display G"/>
    </style:style>
    <style:style style:name="P3" style:family="paragraph" style:parent-style-name="Heading_20_3">
      <style:paragraph-properties fo:padding="0.0201in" fo:border-left="none" fo:border-right="none" fo:border-top="0.06pt solid #000000" fo:border-bottom="0.06pt solid #000000" style:shadow="none"/>
      <style:text-properties style:font-name="Linux Libertine Display G" officeooo:rsid="0020bee8" officeooo:paragraph-rsid="0020bee8"/>
    </style:style>
    <style:style style:name="P4" style:family="paragraph" style:parent-style-name="Heading_20_3">
      <style:paragraph-properties fo:padding="0.0201in" fo:border-left="none" fo:border-right="none" fo:border-top="0.06pt solid #000000" fo:border-bottom="0.06pt solid #000000" style:shadow="none"/>
      <style:text-properties style:font-name="Linux Libertine Display G"/>
    </style:style>
    <style:style style:name="P5" style:family="paragraph" style:parent-style-name="Text_20_body">
      <style:paragraph-properties style:shadow="none"/>
      <style:text-properties fo:color="#666666" loext:opacity="100%" style:font-name="Linux Libertine Display G" fo:font-weight="bold" officeooo:rsid="0013023f" officeooo:paragraph-rsid="0013023f"/>
    </style:style>
    <style:style style:name="P6" style:family="paragraph" style:parent-style-name="Text_20_body">
      <style:paragraph-properties style:shadow="none"/>
      <style:text-properties fo:color="#666666" loext:opacity="100%" style:font-name="Linux Libertine Display G" fo:font-weight="bold" officeooo:rsid="000ff055" officeooo:paragraph-rsid="0013023f"/>
    </style:style>
    <style:style style:name="P7" style:family="paragraph" style:parent-style-name="Text_20_body">
      <style:paragraph-properties style:shadow="none"/>
      <style:text-properties style:font-name="Linux Libertine Display G" fo:font-weight="bold" officeooo:rsid="0013f2a7" officeooo:paragraph-rsid="0017273a"/>
    </style:style>
    <style:style style:name="P8" style:family="paragraph" style:parent-style-name="Text_20_body">
      <style:paragraph-properties fo:margin-left="0in" fo:margin-right="0in" fo:text-align="start" style:justify-single-word="false" fo:text-indent="0in" style:auto-text-indent="false" style:shadow="none"/>
      <style:text-properties style:font-name="Linux Libertine Display G" fo:font-weight="bold" officeooo:rsid="0013f2a7" officeooo:paragraph-rsid="00157aba"/>
    </style:style>
    <style:style style:name="P9" style:family="paragraph" style:parent-style-name="Text_20_body">
      <style:paragraph-properties fo:margin-left="0in" fo:margin-right="0in" fo:text-align="start" style:justify-single-word="false" fo:text-indent="0in" style:auto-text-indent="false" style:shadow="none"/>
      <style:text-properties style:font-name="Linux Libertine Display G" fo:font-weight="bold" officeooo:rsid="0013f2a7" officeooo:paragraph-rsid="0011e82a"/>
    </style:style>
    <style:style style:name="P10" style:family="paragraph" style:parent-style-name="Text_20_body">
      <style:paragraph-properties style:shadow="none"/>
      <style:text-properties style:font-name="Linux Libertine Display G" fo:font-weight="bold" officeooo:rsid="0011e82a" officeooo:paragraph-rsid="0011e82a" style:font-weight-asian="bold" style:font-weight-complex="bold"/>
    </style:style>
    <style:style style:name="P11" style:family="paragraph" style:parent-style-name="Text_20_body" style:list-style-name="L2">
      <style:paragraph-properties style:shadow="none"/>
      <style:text-properties style:font-name="Linux Libertine Display G" fo:font-weight="bold" officeooo:rsid="0011e82a" officeooo:paragraph-rsid="0011e82a" style:font-weight-asian="bold" style:font-weight-complex="bold"/>
    </style:style>
    <style:style style:name="P12" style:family="paragraph" style:parent-style-name="Text_20_body" style:list-style-name="L2">
      <style:paragraph-properties style:shadow="none"/>
      <style:text-properties style:font-name="Linux Libertine Display G" fo:font-weight="bold" officeooo:rsid="00126dae" officeooo:paragraph-rsid="00126dae" style:font-weight-asian="bold" style:font-weight-complex="bold"/>
    </style:style>
    <style:style style:name="P13" style:family="paragraph" style:parent-style-name="Text_20_body">
      <style:paragraph-properties fo:break-before="column" style:shadow="none"/>
      <style:text-properties style:font-name="Linux Libertine Display G" fo:font-weight="normal" officeooo:rsid="0013f2a7" officeooo:paragraph-rsid="00157aba"/>
    </style:style>
    <style:style style:name="P14" style:family="paragraph" style:parent-style-name="Text_20_body" style:list-style-name="L1">
      <style:paragraph-properties style:shadow="none"/>
      <style:text-properties style:font-name="Linux Libertine Display G" fo:font-weight="normal" officeooo:rsid="0013f2a7" officeooo:paragraph-rsid="0013f2a7"/>
    </style:style>
    <style:style style:name="P15" style:family="paragraph" style:parent-style-name="Text_20_body" style:list-style-name="L1">
      <style:paragraph-properties style:shadow="none"/>
      <style:text-properties style:font-name="Linux Libertine Display G" fo:font-weight="normal" officeooo:rsid="0013f2a7" officeooo:paragraph-rsid="00157aba"/>
    </style:style>
    <style:style style:name="P16" style:family="paragraph" style:parent-style-name="Text_20_body" style:list-style-name="L1">
      <style:paragraph-properties style:shadow="none"/>
      <style:text-properties style:font-name="Linux Libertine Display G" fo:font-weight="normal" officeooo:rsid="000ff055" officeooo:paragraph-rsid="000ff055"/>
    </style:style>
    <style:style style:name="P17" style:family="paragraph" style:parent-style-name="Text_20_body">
      <style:paragraph-properties style:shadow="none"/>
      <style:text-properties style:font-name="Linux Libertine Display G" fo:font-weight="normal" officeooo:rsid="000ff055" officeooo:paragraph-rsid="000ff055"/>
    </style:style>
    <style:style style:name="P18" style:family="paragraph" style:parent-style-name="Text_20_body" style:list-style-name="L1">
      <style:paragraph-properties style:shadow="none"/>
      <style:text-properties style:font-name="Linux Libertine Display G" fo:font-weight="normal" officeooo:rsid="0011e82a" officeooo:paragraph-rsid="0011e82a"/>
    </style:style>
    <style:style style:name="P19" style:family="paragraph" style:parent-style-name="Text_20_body" style:list-style-name="L1">
      <style:paragraph-properties style:shadow="none"/>
      <style:text-properties style:font-name="Linux Libertine Display G" officeooo:rsid="0011e82a" officeooo:paragraph-rsid="0011e82a"/>
    </style:style>
    <style:style style:name="T1" style:family="text">
      <style:text-properties fo:font-weight="normal" officeooo:rsid="0017273a"/>
    </style:style>
    <style:style style:name="T2" style:family="text">
      <style:text-properties fo:font-weight="normal" officeooo:rsid="000ff055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57aba"/>
    </style:style>
    <style:style style:name="T5" style:family="text">
      <style:text-properties officeooo:rsid="000ff055"/>
    </style:style>
    <style:style style:name="T6" style:family="text">
      <style:text-properties officeooo:rsid="000ff055" style:font-weight-asian="bold" style:font-weight-complex="bold"/>
    </style:style>
    <style:style style:name="T7" style:family="text">
      <style:text-properties officeooo:rsid="0011e82a"/>
    </style:style>
    <style:style style:name="Sect1" style:family="section">
      <style:section-properties text:dont-balance-text-columns="false" style:editable="false">
        <style:columns fo:column-count="2">
          <style:column style:rel-width="4342*" fo:start-indent="0in" fo:end-indent="0in"/>
          <style:column style:rel-width="2174*" fo:start-indent="0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. Maxwell Reilly</text:h>
      <text:p text:style-name="P5"><text:span text:style-name="T5">124 El Corona Drive</text:span><text:line-break/><text:span text:style-name="T5">Grand Junction, Colorado</text:span></text:p>
      <text:p text:style-name="P5"><text:span text:style-name="T5">(970) 620-0975</text:span></text:p>
      <text:p text:style-name="P5"><text:a xlink:type="simple" xlink:href="mailto:c.maxwell.reilly@gmail.com" text:style-name="Internet_20_link" text:visited-style-name="Visited_20_Internet_20_Link"><text:span text:style-name="T5">c.maxwell.reilly@gmail.com</text:span></text:a></text:p>
      <text:p text:style-name="P6"/>
      <text:h text:style-name="P2" text:outline-level="3">Education</text:h>
      <text:p text:style-name="P7"><text:span text:style-name="T6">BM in Keyboard Performance</text:span><text:span text:style-name="T1"><text:line-break/></text:span><text:span text:style-name="T2">Colorado Mesa University</text:span><text:span text:style-name="T1">, May </text:span><text:span text:style-name="T2">2022</text:span><text:span text:style-name="T1"><text:line-break/>Cumulative GPA: </text:span><text:span text:style-name="T2">3.86</text:span></text:p>
      <text:h text:style-name="P3" text:outline-level="3">Experience</text:h>
      <text:section text:style-name="Sect1" text:name="Section1">
        <text:p text:style-name="P8"><text:span text:style-name="T5">Resident Accompanist/Adjunct Faculty</text:span><text:line-break/><text:span text:style-name="T2">Colorado Mesa University</text:span></text:p>
        <text:p text:style-name="P13"><text:span text:style-name="T5">August 2022-Present</text:span> </text:p>
      </text:section>
      <text:list xml:id="list2597038524" text:style-name="L1">
        <text:list-item>
          <text:p text:style-name="P14"><text:s/><text:span text:style-name="T5">Taught piano lessons.</text:span></text:p>
        </text:list-item>
        <text:list-item>
          <text:p text:style-name="P16">Worked as a collaborative pianist <text:span text:style-name="T7">and vocal coach</text:span></text:p>
        </text:list-item>
        <text:list-item>
          <text:p text:style-name="P16">Played for all music-theater productions, lessons, and classes</text:p>
        </text:list-item>
      </text:list>
      <text:section text:style-name="Sect1" text:name="Section2">
        <text:p text:style-name="P9"><text:span text:style-name="T5">Collaborative Pianist</text:span><text:span text:style-name="T4"><text:line-break/></text:span><text:span text:style-name="T2">Grand Junction High School</text:span></text:p>
        <text:p text:style-name="P13"><text:span text:style-name="T5">August 2017</text:span> – <text:span text:style-name="T5">Present</text:span> </text:p>
      </text:section>
      <text:list xml:id="list101858819449235" text:continue-numbering="true" text:style-name="L1">
        <text:list-item>
          <text:p text:style-name="P15"><text:s/><text:span text:style-name="T5">Played all choir concerts </text:span><text:span text:style-name="T7">and musicals</text:span><text:span text:style-name="T5">.</text:span></text:p>
        </text:list-item>
        <text:list-item>
          <text:p text:style-name="P16">Accompanied solo auditions and auditions.</text:p>
        </text:list-item>
        <text:list-item>
          <text:p text:style-name="P18">Wrote original music for musical productions</text:p>
        </text:list-item>
      </text:list>
      <text:p text:style-name="P10">Freelance Musician<text:tab/><text:tab/><text:tab/><text:tab/> <text:s/><text:span text:style-name="T3">August 2017-Present</text:span></text:p>
      <text:p text:style-name="P10"><text:span text:style-name="T3">C. Maxwell Music LLC</text:span></text:p>
      <text:list xml:id="list4181257747" text:style-name="L2">
        <text:list-item>
          <text:p text:style-name="P11"><text:span text:style-name="T3">First call jazz pianist in Grand Junction</text:span></text:p>
        </text:list-item>
        <text:list-item>
          <text:p text:style-name="P11"><text:span text:style-name="T3">First call commercial pianist in Grand Junction</text:span></text:p>
        </text:list-item>
        <text:list-item>
          <text:p text:style-name="P11"><text:span text:style-name="T3">Music production/composition</text:span></text:p>
        </text:list-item>
        <text:list-item>
          <text:p text:style-name="P12"><text:span text:style-name="T3">Private music lessons</text:span></text:p>
        </text:list-item>
      </text:list>
      <text:p text:style-name="P17"/>
      <text:h text:style-name="P4" text:outline-level="3">Skills</text:h>
      <text:section text:style-name="Sect2" text:name="Section3">
        <text:list xml:id="list3294719333560076527" text:style-name="L1">
          <text:list-item>
            <text:p text:style-name="P19">Piano interpretation</text:p>
          </text:list-item>
          <text:list-item>
            <text:p text:style-name="P19">Piano improvisation</text:p>
          </text:list-item>
          <text:list-item>
            <text:p text:style-name="P19">Recording software (Logic Pro X, Ableton Live)</text:p>
          </text:list-item>
          <text:list-item>
            <text:p text:style-name="P19">Notation software (Musescore, Sibelius)</text:p>
          </text:list-item>
          <text:list-item>
            <text:p text:style-name="P19">Composition</text:p>
          </text:list-item>
          <text:list-item>
            <text:p text:style-name="P19">Vocal coaching</text:p>
          </text:list-item>
        </text:list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Display G" svg:font-family="'Linux Libertine Display G'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1pt" fo:language="none" fo:country="none" style:letter-kerning="true" style:font-name-asian="Tahoma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1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loext:opacity="100%" fo:font-size="14pt" fo:font-weight="bold"/>
    </style:style>
    <style:style style:name="Bullet_20_Symbols" style:display-name="Bullet Symbols" style:family="text">
      <style:text-properties style:font-name="OpenSymbol" fo:font-family="OpenSymbol" style:font-charset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2">
          <style:column style:rel-width="3456*" fo:start-indent="0in" fo:end-indent="0in"/>
          <style:column style:rel-width="6516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8T09:45:50.732421441</meta:creation-date>
    <meta:editing-duration>PT32M44S</meta:editing-duration>
    <meta:editing-cycles>4</meta:editing-cycles>
    <meta:generator>LibreOffice/7.5.3.2$MacOSX_X86_64 LibreOffice_project/9f56dff12ba03b9acd7730a5a481eea045e468f3</meta:generator>
    <dc:title>Resume</dc:title>
    <dc:date>2023-09-28T10:18:35.125622301</dc:date>
    <meta:document-statistic meta:table-count="0" meta:image-count="0" meta:object-count="0" meta:page-count="1" meta:paragraph-count="30" meta:word-count="142" meta:character-count="982" meta:non-whitespace-character-count="876"/>
    <meta:template xlink:type="simple" xlink:actuate="onRequest" xlink:title="Resume" xlink:href="../../../../../Applications/LibreOffice.app/Contents/Resources/template/common/personal/Resume1page.ott" meta:date="2023-09-28T09:45:50.330764578"/>
  </office:meta>
</office:document-meta>
</file>